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9c6" officeooo:paragraph-rsid="001159c6"/>
    </style:style>
    <style:style style:name="P2" style:family="paragraph" style:parent-style-name="Standard">
      <style:text-properties officeooo:rsid="0011948d" officeooo:paragraph-rsid="0011948d"/>
    </style:style>
    <style:style style:name="P3" style:family="paragraph" style:parent-style-name="Standard">
      <style:text-properties fo:font-weight="bold" officeooo:rsid="0011948d" officeooo:paragraph-rsid="0011948d" style:font-weight-asian="bold" style:font-weight-complex="bold"/>
    </style:style>
    <style:style style:name="T1" style:family="text">
      <style:text-properties officeooo:rsid="001194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in yang dibutuhkan = -3x (510301800<text:span text:style-name="T2">3</text:span><text:span text:style-name="T3">)</text:span></text:p>
      <text:p text:style-name="P1"><text:span text:style-name="T1">Misalkan:</text:span><draw:frame draw:style-name="fr1" draw:name="Object1" text:anchor-type="as-char" svg:y="-0.1484in" svg:width="0.8417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<draw:frame draw:style-name="fr1" draw:name="Object2" text:anchor-type="as-char" svg:y="-0.2437in" svg:width="1.0575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1" draw:name="Object3" text:anchor-type="as-char" svg:y="-0.2598in" svg:width="2.7484in" svg:height="0.424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3">Vin = -4.5 V</text:p>
      <text:p text:style-name="P2"><draw:frame draw:style-name="fr1" draw:name="Object4" text:anchor-type="as-char" svg:y="-0.152in" svg:width="4.0362in" svg:height="0.213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3">Vin = -5 V</text:p>
      <text:p text:style-name="P3"><draw:frame draw:style-name="fr1" draw:name="Object5" text:anchor-type="as-char" svg:y="-0.152in" svg:width="3.7819in" svg:height="0.213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p text:style-name="P3">Vin = -3 V</text:p>
      <text:p text:style-name="P3"><draw:frame draw:style-name="fr1" draw:name="Object6" text:anchor-type="as-char" svg:y="-0.152in" svg:width="3.7016in" svg:height="0.213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/>
      <text:p text:style-name="P3">Vin = 1 V</text:p>
      <text:p text:style-name="P3"><draw:frame draw:style-name="fr1" draw:name="Object7" text:anchor-type="as-char" svg:y="-0.152in" svg:width="3.6929in" svg:height="0.213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Vin = 3 V</text:p>
      <text:p text:style-name="P3"><draw:frame draw:style-name="fr1" draw:name="Object8" text:anchor-type="as-char" svg:y="-0.152in" svg:width="3.698in" svg:height="0.213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3">Vin = 5 V</text:p>
      <text:p text:style-name="P3"><draw:frame draw:style-name="fr1" draw:name="Object9" text:anchor-type="as-char" svg:y="-0.152in" svg:width="3.7783in" svg:height="0.213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/>
      <text:p text:style-name="P3">Vin = 4.49 V</text:p>
      <text:p text:style-name="P3"><draw:frame draw:style-name="fr1" draw:name="Object10" text:anchor-type="as-char" svg:y="-0.152in" svg:width="4.2in" svg:height="0.213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1:57:26.309307963</meta:creation-date>
    <dc:date>2021-08-30T12:05:47.495404698</dc:date>
    <meta:editing-duration>PT8M21S</meta:editing-duration>
    <meta:editing-cycles>2</meta:editing-cycles>
    <meta:generator>LibreOffice/7.1.4.2$Linux_X86_64 LibreOffice_project/10$Build-2</meta:generator>
    <meta:document-statistic meta:table-count="0" meta:image-count="0" meta:object-count="10" meta:page-count="1" meta:paragraph-count="18" meta:word-count="43" meta:character-count="140" meta:non-whitespace-character-count="108"/>
  </office:meta>
</office:document-meta>
</file>

<file path=Object 1/content.xml><?xml version="1.0" encoding="utf-8"?>
<math xmlns="http://www.w3.org/1998/Math/MathML" display="block">
  <semantics>
    <mrow>
      <mi mathvariant="italic">Rf</mi>
      <mrow>
        <mspace width="2em"/>
        <mo stretchy="false">=</mo>
        <mspace width="2em"/>
      </mrow>
      <mn>30</mn>
      <mi>k</mi>
    </mrow>
    <annotation encoding="StarMath 5.0">Rf ~=~ 30k</annotation>
  </semantics>
</math>
</file>

<file path=Object 10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sub>
        <mi>V</mi>
        <mi mathvariant="italic">INPUT</mi>
      </msub>
      <mspace width="2em"/>
      <mi>x</mi>
      <mspace width="2em"/>
      <mi mathvariant="italic">Gain</mi>
      <mrow>
        <mspace width="2em"/>
        <mo stretchy="false">=</mo>
        <mspace width="2em"/>
      </mrow>
      <mrow>
        <mo fence="true" form="prefix" stretchy="false">(</mo>
        <mrow>
          <mrow>
            <mn>4.49</mn>
            <mi>V</mi>
          </mrow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13.47</mn>
        </mrow>
      </mrow>
      <mi>V</mi>
    </mrow>
    <annotation encoding="StarMath 5.0">V_OUT ~=~ V_INPUT ~x~ Gain ~=~ ( 4.49 V ) ~x~ ( -3 ) ~=~ -13.47 V</annotation>
  </semantics>
</math>
</file>

<file path=Object 2/content.xml><?xml version="1.0" encoding="utf-8"?>
<math xmlns="http://www.w3.org/1998/Math/MathML" display="block">
  <semantics>
    <mrow>
      <mi mathvariant="italic">Gain</mi>
      <mrow>
        <mspace width="2em"/>
        <mo stretchy="false">=</mo>
        <mrow>
          <mspace width="2em"/>
          <mo stretchy="false">−</mo>
          <mfrac>
            <mi mathvariant="italic">Rf</mi>
            <mi mathvariant="italic">Ri</mi>
          </mfrac>
        </mrow>
      </mrow>
    </mrow>
    <annotation encoding="StarMath 5.0">Gain ~=~ -Rf over Ri</annotation>
  </semantics>
</math>
</file>

<file path=Object 3/content.xml><?xml version="1.0" encoding="utf-8"?>
<math xmlns="http://www.w3.org/1998/Math/MathML" display="block">
  <semantics>
    <mrow>
      <mi mathvariant="italic">Ri</mi>
      <mrow>
        <mspace width="2em"/>
        <mo stretchy="false">=</mo>
        <mrow>
          <mspace width="2em"/>
          <mo stretchy="false">−</mo>
          <mfrac>
            <mi mathvariant="italic">Rf</mi>
            <mi mathvariant="italic">Gain</mi>
          </mfrac>
        </mrow>
      </mrow>
      <mrow>
        <mspace width="2em"/>
        <mo stretchy="false">=</mo>
        <mrow>
          <mspace width="2em"/>
          <mo stretchy="false">−</mo>
          <mfrac>
            <mrow>
              <mo fence="true" form="prefix" stretchy="false">(</mo>
              <mrow>
                <mrow>
                  <mn>30</mn>
                  <mi>k</mi>
                  <mi mathvariant="normal">Ω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o stretchy="false">−</mo>
                  <mn>3</mn>
                </mrow>
              </mrow>
              <mo fence="true" form="postfix" stretchy="false">)</mo>
            </mrow>
          </mfrac>
        </mrow>
      </mrow>
      <mrow>
        <mspace width="2em"/>
        <mo stretchy="false">=</mo>
        <mspace width="2em"/>
      </mrow>
      <mn>10</mn>
      <mi>k</mi>
      <mi mathvariant="normal">Ω</mi>
    </mrow>
    <annotation encoding="StarMath 5.0">Ri ~=~ -Rf over Gain ~=~ -( 30k %OMEGA) over ( -3 ) ~=~ 10k %OMEGA</annotation>
  </semantics>
</math>
</file>

<file path=Object 4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sub>
        <mi>V</mi>
        <mi mathvariant="italic">INPUT</mi>
      </msub>
      <mspace width="2em"/>
      <mi>x</mi>
      <mspace width="2em"/>
      <mi mathvariant="italic">Gain</mi>
      <mrow>
        <mspace width="2em"/>
        <mo stretchy="false">=</mo>
        <mspace width="2em"/>
      </mrow>
      <mrow>
        <mo fence="true" form="prefix" stretchy="false">(</mo>
        <mrow>
          <mrow>
            <mrow>
              <mo stretchy="false">−</mo>
              <mn>4.5</mn>
            </mrow>
            <mi>V</mi>
          </mrow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row>
        <mspace width="2em"/>
        <mo stretchy="false">=</mo>
        <mspace width="2em"/>
      </mrow>
      <mn>13.5</mn>
      <mi>V</mi>
    </mrow>
    <annotation encoding="StarMath 5.0">V_OUT ~=~ V_INPUT ~x~ Gain ~=~ ( -4.5 V ) ~x~ ( -3 ) ~=~ 13.5V</annotation>
  </semantics>
</math>
</file>

<file path=Object 5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sub>
        <mi>V</mi>
        <mi mathvariant="italic">INPUT</mi>
      </msub>
      <mspace width="2em"/>
      <mi>x</mi>
      <mspace width="2em"/>
      <mi mathvariant="italic">Gain</mi>
      <mrow>
        <mspace width="2em"/>
        <mo stretchy="false">=</mo>
        <mspace width="2em"/>
      </mrow>
      <mrow>
        <mo fence="true" form="prefix" stretchy="false">(</mo>
        <mrow>
          <mrow>
            <mrow>
              <mo stretchy="false">−</mo>
              <mn>5</mn>
            </mrow>
            <mi>V</mi>
          </mrow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row>
        <mspace width="2em"/>
        <mo stretchy="false">=</mo>
        <mspace width="2em"/>
      </mrow>
      <mn>15</mn>
      <mi>V</mi>
    </mrow>
    <annotation encoding="StarMath 5.0">V_OUT ~=~ V_INPUT ~x~ Gain ~=~ ( -5 V ) ~x~ ( -3 ) ~=~ 15 V</annotation>
  </semantics>
</math>
</file>

<file path=Object 6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sub>
        <mi>V</mi>
        <mi mathvariant="italic">INPUT</mi>
      </msub>
      <mspace width="2em"/>
      <mi>x</mi>
      <mspace width="2em"/>
      <mi mathvariant="italic">Gain</mi>
      <mrow>
        <mspace width="2em"/>
        <mo stretchy="false">=</mo>
        <mspace width="2em"/>
      </mrow>
      <mrow>
        <mo fence="true" form="prefix" stretchy="false">(</mo>
        <mrow>
          <mrow>
            <mrow>
              <mo stretchy="false">−</mo>
              <mn>3</mn>
            </mrow>
            <mi>V</mi>
          </mrow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row>
        <mspace width="2em"/>
        <mo stretchy="false">=</mo>
        <mspace width="2em"/>
      </mrow>
      <mn>9</mn>
      <mi>V</mi>
    </mrow>
    <annotation encoding="StarMath 5.0">V_OUT ~=~ V_INPUT ~x~ Gain ~=~ ( -3 V ) ~x~ ( -3 ) ~=~ 9 V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sub>
        <mi>V</mi>
        <mi mathvariant="italic">INPUT</mi>
      </msub>
      <mspace width="2em"/>
      <mi>x</mi>
      <mspace width="2em"/>
      <mi mathvariant="italic">Gain</mi>
      <mrow>
        <mspace width="2em"/>
        <mo stretchy="false">=</mo>
        <mspace width="2em"/>
      </mrow>
      <mrow>
        <mo fence="true" form="prefix" stretchy="false">(</mo>
        <mrow>
          <mrow>
            <mn>1</mn>
            <mi>V</mi>
          </mrow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3</mn>
        </mrow>
      </mrow>
      <mi>V</mi>
    </mrow>
    <annotation encoding="StarMath 5.0">V_OUT ~=~ V_INPUT ~x~ Gain ~=~ ( 1 V ) ~x~ ( -3 ) ~=~ -3V</annotation>
  </semantics>
</math>
</file>

<file path=Object 8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sub>
        <mi>V</mi>
        <mi mathvariant="italic">INPUT</mi>
      </msub>
      <mspace width="2em"/>
      <mi>x</mi>
      <mspace width="2em"/>
      <mi mathvariant="italic">Gain</mi>
      <mrow>
        <mspace width="2em"/>
        <mo stretchy="false">=</mo>
        <mspace width="2em"/>
      </mrow>
      <mrow>
        <mo fence="true" form="prefix" stretchy="false">(</mo>
        <mrow>
          <mrow>
            <mn>3</mn>
            <mi>V</mi>
          </mrow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9</mn>
        </mrow>
      </mrow>
      <mi>V</mi>
    </mrow>
    <annotation encoding="StarMath 5.0">V_OUT ~=~ V_INPUT ~x~ Gain ~=~ ( 3 V ) ~x~ ( -3 ) ~=~ -9V</annotation>
  </semantics>
</math>
</file>

<file path=Object 9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sub>
        <mi>V</mi>
        <mi mathvariant="italic">INPUT</mi>
      </msub>
      <mspace width="2em"/>
      <mi>x</mi>
      <mspace width="2em"/>
      <mi mathvariant="italic">Gain</mi>
      <mrow>
        <mspace width="2em"/>
        <mo stretchy="false">=</mo>
        <mspace width="2em"/>
      </mrow>
      <mrow>
        <mo fence="true" form="prefix" stretchy="false">(</mo>
        <mrow>
          <mrow>
            <mn>5</mn>
            <mi>V</mi>
          </mrow>
        </mrow>
        <mo fence="true" form="postfix" stretchy="false">)</mo>
      </mrow>
      <mspace width="2em"/>
      <mi>x</mi>
      <mspace width="2em"/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15</mn>
        </mrow>
      </mrow>
      <mi>V</mi>
    </mrow>
    <annotation encoding="StarMath 5.0">V_OUT ~=~ V_INPUT ~x~ Gain ~=~ ( 5 V ) ~x~ ( -3 ) ~=~ -15V</annotation>
  </semantics>
</math>
</file>